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24cm" fo:min-width="4.1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97cm" fo:min-width="1.925cm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2.734cm"/>
    </style:style>
    <style:style style:name="gr5" style:family="graphic" style:parent-style-name="standard">
      <style:graphic-properties draw:textarea-horizontal-align="justify" draw:textarea-vertical-align="middle" draw:auto-grow-height="false" fo:min-height="0.828cm" fo:min-width="3.092cm"/>
    </style:style>
    <style:style style:name="gr6" style:family="graphic" style:parent-style-name="standard">
      <style:graphic-properties draw:textarea-horizontal-align="justify" draw:textarea-vertical-align="middle" draw:auto-grow-height="false" fo:min-height="1.008cm" fo:min-width="2.914cm"/>
    </style:style>
    <style:style style:name="gr7" style:family="graphic" style:parent-style-name="standard">
      <style:graphic-properties draw:textarea-horizontal-align="justify" draw:textarea-vertical-align="middle" draw:auto-grow-height="false" fo:min-height="0.739cm" fo:min-width="3.632cm"/>
    </style:style>
    <style:style style:name="gr8" style:family="graphic" style:parent-style-name="standard">
      <style:graphic-properties draw:textarea-horizontal-align="justify" draw:textarea-vertical-align="middle" draw:auto-grow-height="false" fo:min-height="1.097cm" fo:min-width="3.632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739cm" fo:min-width="3.272cm"/>
    </style:style>
    <style:style style:name="gr11" style:family="graphic" style:parent-style-name="standard">
      <style:graphic-properties draw:textarea-horizontal-align="justify" draw:textarea-vertical-align="middle" draw:auto-grow-height="false" fo:min-height="0.739cm" fo:min-width="3.09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04cm" svg:height="4.064cm" svg:x="18.907cm" svg:y="12.176cm">
          <text:p text:style-name="P1">Menu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2.209cm" svg:y1="12.176cm" svg:x2="16.812cm" svg:y2="3.921cm" draw:start-shape="id1" draw:start-glue-point="4" draw:end-shape="id2" draw:end-glue-point="8" svg:d="M22209 12176c0-6190-5397-2063-5397-8255" svg:viewBox="0 0 5398 8256">
          <text:p text:style-name="P1">Exit</text:p>
        </draw:connector>
        <draw:custom-shape draw:style-name="gr3" draw:text-style-name="P1" xml:id="id2" draw:id="id2" draw:layer="layout" svg:width="3.429cm" svg:height="1.905cm" svg:x="15.097cm" svg:y="2.016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4.572cm" svg:height="1.524cm" svg:x="3.667cm" svg:y="13.573cm">
          <text:p text:style-name="P1">Wait for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5.08cm" svg:height="1.524cm" svg:x="2.27cm" svg:y="7.604cm">
          <text:p text:style-name="P1">Wait for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4.484cm" svg:x1="18.907cm" svg:y1="14.208cm" svg:x2="5.953cm" svg:y2="13.573cm" draw:start-shape="id1" draw:start-glue-point="6" draw:end-shape="id3" draw:end-glue-point="4" svg:d="M18907 14208c-1273 0-1061-568-3981-915s-8973-471-8973 280" svg:viewBox="0 0 12955 1190">
          <text:p text:style-name="P1">Register</text:p>
        </draw:connector>
        <draw:connector draw:style-name="gr2" draw:text-style-name="P2" draw:layer="layout" draw:type="curve" svg:x1="3.667cm" svg:y1="14.335cm" svg:x2="4.81cm" svg:y2="9.128cm" draw:start-shape="id3" draw:start-glue-point="6" draw:end-shape="id4" draw:end-glue-point="8" svg:d="M3667 14335c-751 0-627-1492-153-1961s1296 88 1296-3246" svg:viewBox="0 0 1680 5208">
          <text:p text:style-name="P1">Name does</text:p>
          <text:p text:style-name="P1">not exit</text:p>
        </draw:connector>
        <draw:connector draw:style-name="gr2" draw:text-style-name="P2" draw:layer="layout" draw:type="curve" draw:line-skew="0cm 2.148cm" svg:x1="8.239cm" svg:y1="14.335cm" svg:x2="4.336cm" svg:y2="14.874cm" draw:start-shape="id3" draw:start-glue-point="10" draw:end-shape="id3" draw:end-glue-point="7" svg:d="M8239 14335c753 0 628 1706-536 2918s-3367 1930-3367-2379" svg:viewBox="0 0 4376 3849">
          <text:p text:style-name="P1">Name</text:p>
          <text:p text:style-name="P1">already exists</text:p>
        </draw:connector>
        <draw:connector draw:style-name="gr2" draw:text-style-name="P2" draw:layer="layout" draw:type="curve" svg:x1="4.81cm" svg:y1="7.604cm" svg:x2="19.874cm" svg:y2="12.771cm" draw:start-shape="id4" draw:start-glue-point="4" draw:end-shape="id1" draw:end-glue-point="5" svg:d="M4810 7604c0-751 15064-3335 15064 5167" svg:viewBox="0 0 15065 6127">
          <text:p text:style-name="P1"><text:span text:style-name="T1">Received</text:span></text:p>
          <text:p text:style-name="P1"><text:span text:style-name="T1">String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ustom-shape draw:style-name="gr6" draw:text-style-name="P1" xml:id="id5" draw:id="id5" draw:layer="layout" svg:width="4.826cm" svg:height="1.778cm" svg:x="12.176cm" svg:y="22.717cm">
          <text:p text:style-name="P1">Wait for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5.842cm" svg:height="1.397cm" svg:x="21.574cm" svg:y="25.003cm">
          <text:p text:style-name="P1">Wait for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5.842cm" svg:height="1.905cm" svg:x="2.778cm" svg:y="25.892cm">
          <text:p text:style-name="P1">Wait for 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7.002cm" svg:y1="23.606cm" svg:x2="24.495cm" svg:y2="25.003cm" draw:start-shape="id5" draw:start-glue-point="10" draw:end-shape="id6" draw:end-glue-point="4" svg:d="M17002 23606c4996 0 7493 465 7493 1397" svg:viewBox="0 0 7494 1398">
          <text:p text:style-name="P1">Received string</text:p>
        </draw:connector>
        <draw:connector draw:style-name="gr2" draw:text-style-name="P2" draw:layer="layout" draw:type="curve" svg:x1="24.495cm" svg:y1="26.4cm" svg:x2="5.699cm" svg:y2="27.797cm" draw:start-shape="id6" draw:start-glue-point="8" draw:end-shape="id7" svg:d="M24495 26400c0 2847-18796 2148-18796 1397" svg:viewBox="0 0 18797 2062">
          <text:p text:style-name="P1">Correct password</text:p>
        </draw:connector>
        <draw:connector draw:style-name="gr2" draw:text-style-name="P2" draw:layer="layout" draw:type="curve" draw:line-skew="0cm -2.317cm" svg:x1="2.778cm" svg:y1="26.845cm" svg:x2="19.874cm" svg:y2="15.645cm" draw:start-shape="id7" draw:start-glue-point="6" draw:end-shape="id1" draw:end-glue-point="7" svg:d="M2778 26845c-751 0-627-4048 3835-5684s13261-860 13261-5516" svg:viewBox="0 0 17446 11201">
          <text:p text:style-name="P1">Received</text:p>
          <text:p text:style-name="P1">string</text:p>
        </draw:connector>
        <draw:connector draw:style-name="gr2" draw:text-style-name="P2" draw:layer="layout" draw:type="curve" draw:line-skew="0.063cm" svg:x1="22.209cm" svg:y1="16.24cm" svg:x2="14.589cm" svg:y2="22.717cm" draw:start-shape="id1" draw:start-glue-point="8" draw:end-shape="id5" svg:d="M22209 16240c0 4953-7620 1715-7620 6477" svg:viewBox="0 0 7621 6478">
          <text:p text:style-name="P1">login</text:p>
        </draw:connector>
        <draw:custom-shape draw:style-name="gr9" draw:text-style-name="P1" draw:layer="layout" svg:width="0.127cm" svg:height="0.127cm" svg:x="19.288cm" svg:y="1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6.561cm" svg:y1="25.207cm" svg:x2="24.544cm" svg:y2="15.645cm" draw:start-shape="id6" draw:start-glue-point="11" draw:end-shape="id1" draw:end-glue-point="9" svg:d="M26561 25207c0-6877-2017-2097-2017-9562" svg:viewBox="0 0 2018 9563">
          <text:p text:style-name="P1">Wrong</text:p>
          <text:p text:style-name="P1">Password</text:p>
        </draw:connector>
        <draw:custom-shape draw:style-name="gr10" draw:text-style-name="P1" xml:id="id8" draw:id="id8" draw:layer="layout" svg:width="5.334cm" svg:height="1.397cm" svg:x="32.242cm" svg:y="18.526cm">
          <text:p text:style-name="P1">Wait use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" draw:id="id9" draw:layer="layout" svg:width="5.08cm" svg:height="1.397cm" svg:x="30.845cm" svg:y="7.858cm">
          <text:p text:style-name="P1">Send cont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5.511cm" svg:y1="14.208cm" svg:x2="34.909cm" svg:y2="18.526cm" draw:start-shape="id1" draw:start-glue-point="10" draw:end-shape="id8" draw:end-glue-point="4" svg:d="M25511 14208c6266 0 9398 1439 9398 4318" svg:viewBox="0 0 9399 4319">
          <text:p text:style-name="P1">Stalkear</text:p>
          <text:p text:style-name="P1"/>
          <text:p text:style-name="P1"/>
          <text:p text:style-name="P1"/>
          <text:p text:style-name="P1"/>
        </draw:connector>
        <draw:connector draw:style-name="gr2" draw:text-style-name="P2" draw:layer="layout" draw:type="curve" svg:x1="37.576cm" svg:y1="19.225cm" svg:x2="33.385cm" svg:y2="9.255cm" draw:start-shape="id8" draw:start-glue-point="10" draw:end-shape="id9" draw:end-glue-point="8" svg:d="M37576 19225c753 0 628-2667-608-3422s-3583 404-3583-6548" svg:viewBox="0 0 4659 9971">
          <text:p text:style-name="P1">Username</text:p>
          <text:p text:style-name="P1">exists</text:p>
        </draw:connector>
        <draw:connector draw:style-name="gr12" draw:text-style-name="P2" draw:layer="layout" draw:type="curve" svg:x1="33.385cm" svg:y1="7.858cm" svg:x2="33.385cm" svg:y2="7.858cm" draw:start-shape="id9" draw:start-glue-point="4" draw:end-shape="id9" draw:end-glue-point="4" svg:d="M33385 7858z" svg:viewBox="0 0 1 1">
          <text:p/>
        </draw:connector>
        <draw:connector draw:style-name="gr2" draw:text-style-name="P2" draw:layer="layout" draw:type="curve" svg:x1="32.242cm" svg:y1="19.225cm" svg:x2="24.544cm" svg:y2="15.645cm" draw:start-shape="id8" draw:start-glue-point="6" draw:end-shape="id1" draw:end-glue-point="9" svg:d="M32242 19225c-5132 0-7698-1193-7698-3580" svg:viewBox="0 0 7699 3581">
          <text:p text:style-name="P1">Username does</text:p>
          <text:p text:style-name="P1">Not exist</text:p>
        </draw:connector>
        <draw:connector draw:style-name="gr2" draw:text-style-name="P2" draw:layer="layout" draw:type="curve" svg:x1="30.845cm" svg:y1="8.557cm" svg:x2="24.544cm" svg:y2="12.771cm" draw:start-shape="id9" draw:start-glue-point="6" draw:end-shape="id1" draw:end-glue-point="11" svg:d="M30845 8557c-4201 0-6301 1404-6301 4214" svg:viewBox="0 0 6302 4215">
          <text:p text:style-name="P1"><text:span text:style-name="T1">ε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4T18:32:05.347046059</meta:creation-date>
    <dc:date>2019-11-24T19:30:27.965198185</dc:date>
    <meta:editing-duration>PT4M18S</meta:editing-duration>
    <meta:editing-cycles>2</meta:editing-cycles>
    <meta:generator>LibreOffice/6.0.7.3$Linux_X86_64 LibreOffice_project/00m0$Build-3</meta:generator>
    <meta:document-statistic meta:object-count="25"/>
  </office:meta>
</office:document-meta>
</file>